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124922" officeooo:paragraph-rsid="00124922" style:font-size-asian="14pt" style:font-size-complex="14pt"/>
    </style:style>
    <style:style style:name="P2" style:family="paragraph" style:parent-style-name="Standard">
      <style:text-properties fo:font-size="14pt" style:text-underline-style="none" fo:font-weight="bold" officeooo:rsid="00124922" officeooo:paragraph-rsid="0012492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14602c" officeooo:paragraph-rsid="0014602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2259ea" officeooo:paragraph-rsid="002259ea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240102" officeooo:paragraph-rsid="00240102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officeooo:rsid="00124922" officeooo:paragraph-rsid="00124922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b8bb5" officeooo:paragraph-rsid="001b8bb5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24922" officeooo:paragraph-rsid="00124922" style:font-size-asian="12pt" style:font-size-complex="12pt"/>
    </style:style>
    <style:style style:name="P9" style:family="paragraph" style:parent-style-name="Standard">
      <style:text-properties fo:font-size="12pt" style:text-underline-style="none" fo:font-weight="normal" officeooo:rsid="0014602c" officeooo:paragraph-rsid="0014602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259ea" officeooo:paragraph-rsid="002259e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44ebc" officeooo:paragraph-rsid="00244ebc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text-line-through-style="none" style:text-line-through-type="none" fo:font-size="12pt" style:text-underline-style="none" fo:font-weight="normal" officeooo:rsid="001be5f6" officeooo:paragraph-rsid="001be5f6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fo:font-size="12pt" style:text-underline-style="none" fo:font-weight="normal" officeooo:rsid="001db0d0" officeooo:paragraph-rsid="001db0d0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text-line-through-style="none" style:text-line-through-type="none" fo:font-size="12pt" style:text-underline-style="solid" style:text-underline-width="auto" style:text-underline-color="font-color" fo:font-weight="bold" officeooo:rsid="0014602c" officeooo:paragraph-rsid="0014602c" style:font-size-asian="10.5pt" style:font-weight-asian="bold" style:font-size-complex="12pt" style:font-weight-complex="bold"/>
    </style:style>
    <style:style style:name="P15" style:family="paragraph" style:parent-style-name="Standard">
      <style:text-properties style:text-line-through-style="none" style:text-line-through-type="none" fo:font-size="12pt" style:text-underline-style="solid" style:text-underline-width="auto" style:text-underline-color="font-color" fo:font-weight="bold" officeooo:rsid="001e4853" officeooo:paragraph-rsid="001e4853" style:font-size-asian="10.5pt" style:font-weight-asian="bold" style:font-size-complex="12pt" style:font-weight-complex="bold"/>
    </style:style>
    <style:style style:name="P16" style:family="paragraph" style:parent-style-name="Standard">
      <style:text-properties style:text-line-through-style="none" style:text-line-through-type="none" fo:font-size="14pt" style:text-underline-style="none" fo:font-weight="bold" officeooo:rsid="001e4853" officeooo:paragraph-rsid="001e4853" style:font-size-asian="12.25pt" style:font-weight-asian="bold" style:font-size-complex="14pt" style:font-weight-complex="bold"/>
    </style:style>
    <style:style style:name="T1" style:family="text">
      <style:text-properties officeooo:rsid="00135306"/>
    </style:style>
    <style:style style:name="T2" style:family="text">
      <style:text-properties officeooo:rsid="001571d4"/>
    </style:style>
    <style:style style:name="T3" style:family="text">
      <style:text-properties officeooo:rsid="001729f6"/>
    </style:style>
    <style:style style:name="T4" style:family="text">
      <style:text-properties style:text-underline-style="solid" style:text-underline-width="auto" style:text-underline-color="font-color" fo:font-weight="bold" officeooo:rsid="001729f6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f0a44" style:font-weight-asian="normal" style:font-weight-complex="normal"/>
    </style:style>
    <style:style style:name="T7" style:family="text">
      <style:text-properties style:text-underline-style="none" fo:font-weight="normal" officeooo:rsid="001f104d" style:font-weight-asian="normal" style:font-weight-complex="normal"/>
    </style:style>
    <style:style style:name="T8" style:family="text">
      <style:text-properties style:text-underline-style="none" fo:font-weight="normal" officeooo:rsid="0020e433" style:font-weight-asian="normal" style:font-weight-complex="normal"/>
    </style:style>
    <style:style style:name="T9" style:family="text">
      <style:text-properties officeooo:rsid="0020317d"/>
    </style:style>
    <style:style style:name="T10" style:family="text">
      <style:text-properties officeooo:rsid="0020c23d"/>
    </style:style>
    <style:style style:name="T11" style:family="text">
      <style:text-properties officeooo:rsid="00235053"/>
    </style:style>
    <style:style style:name="T12" style:family="text">
      <style:text-properties officeooo:rsid="0025f907"/>
    </style:style>
    <style:style style:name="T13" style:family="text">
      <style:text-properties officeooo:rsid="00263a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XTE GSB – GESTION DES VISITEURS</text:p>
      <text:p text:style-name="P1"/>
      <text:p text:style-name="P8"/>
      <text:p text:style-name="P8">2 application :</text:p>
      <text:p text:style-name="P6"/>
      <text:p text:style-name="P6">- Gestion back-office des visiteurs <text:span text:style-name="T1">e</text:span>n appli web</text:p>
      <text:p text:style-name="P6">- Client lourd mobile pour que le visiteur puisse consulter son planning</text:p>
      <text:p text:style-name="P6"/>
      <text:p text:style-name="P7">- Les 2 applications vont partager une base de données <text:span text:style-name="T9">PostgreSql </text:span>commune.</text:p>
      <text:p text:style-name="P6"/>
      <text:p text:style-name="P2"/>
      <text:p text:style-name="P3">Le back-office</text:p>
      <text:p text:style-name="P9"/>
      <text:p text:style-name="P9"><text:span text:style-name="T4">Description :</text:span><text:span text:style-name="T3"> </text:span>L’application est disponible sur l’intranet de GSB. <text:span text:style-name="T2">Elle permet à un administrateur d’ajouter des visiteurs, des docteurs à la base de données, et de plannifier les visites de chacun des visiteurs aux docteurs.</text:span></text:p>
      <text:p text:style-name="P9"/>
      <text:p text:style-name="P14"><text:span text:style-name="T3">Technologies utilisées :</text:span></text:p>
      <text:p text:style-name="P12">Côté serveur : Flask (<text:span text:style-name="T10">P</text:span>ython)</text:p>
      <text:p text:style-name="P13">Côté client : Bootstrap, Javascript, Jquery</text:p>
      <text:p text:style-name="P13"/>
      <text:p text:style-name="P13"/>
      <text:p text:style-name="P16">Le client lourd</text:p>
      <text:p text:style-name="P16"/>
      <text:p text:style-name="P15">Description :<text:span text:style-name="T5"> </text:span><text:span text:style-name="T6">L’application </text:span><text:span text:style-name="T7">est présente sur les téléphones professionnels des visiteurs. Elle leur permet de </text:span><text:span text:style-name="T8">consulter leurs visites, de consulter la liste et les informations des docteurs, ainsi que la liste des médicaments et leur description.</text:span></text:p>
      <text:p text:style-name="P6"/>
      <text:p text:style-name="P4">Technologies utilisées :</text:p>
      <text:p text:style-name="P10">Java pour Android.</text:p>
      <text:p text:style-name="P10"/>
      <text:p text:style-name="P5">Ajouts éventuels :</text:p>
      <text:p text:style-name="P11">Gestion de compte-rendus :</text:p>
      <text:p text:style-name="P11"><text:tab/>-<text:span text:style-name="T12">statut de la visite (bien passé – pas bien passé – non-lieu)</text:span></text:p>
      <text:p text:style-name="P11"><text:tab/>-<text:span text:style-name="T13">médicaments l’ayant intéressé</text:span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6:31:48.436381452</meta:creation-date>
    <dc:date>2016-11-12T16:52:45.130776510</dc:date>
    <meta:editing-duration>PT20M43S</meta:editing-duration>
    <meta:editing-cycles>25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56" meta:character-count="1019" meta:non-whitespace-character-count="876"/>
  </office:meta>
</office:document-meta>
</file>